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11.8cm"/>
    </style:style>
    <style:style style:name="gr2" style:family="graphic" style:parent-style-name="standard">
      <style:graphic-properties draw:textarea-horizontal-align="justify" draw:textarea-vertical-align="middle" draw:auto-grow-height="false" fo:min-height="2.368cm" fo:min-width="2.54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05cm" fo:min-width="17.6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cm" svg:height="2.8cm" svg:x="4.7cm" svg:y="4.5cm">
          <text:p text:style-name="P1">This is some text to class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cm" svg:height="3.7cm" svg:x="5.1cm" svg:y="7.7cm">
          <text:p text:style-name="P1">Male</text:p>
          <text:p text:style-name="P1">65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cm" svg:height="3.7cm" svg:x="11cm" svg:y="7.5cm">
          <text:p text:style-name="P1">Female</text:p>
          <text:p text:style-name="P1">35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1cm" svg:y1="11.7cm" svg:x2="13.4cm" svg:y2="11.7cm">
          <text:p/>
        </draw:line>
        <draw:custom-shape draw:style-name="gr4" draw:text-style-name="P1" draw:layer="layout" svg:width="0.5cm" svg:height="0.6cm" svg:x="8.8cm" svg:y="1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8.1cm" svg:height="3.3cm" svg:x="2cm" svg:y="19.4cm">
          <text:p text:style-name="P1">Age Range 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3cm" svg:height="2cm" svg:x="5.1cm" svg:y="21.185cm">
          <draw:text-box>
            <text:p>5-10, 10-20, 20-30, 30-40, 40-50, 50+</text:p>
          </draw:text-box>
        </draw:frame>
        <draw:line draw:style-name="gr3" draw:text-style-name="P2" draw:layer="layout" svg:x1="7.9cm" svg:y1="23.3cm" svg:x2="14.2cm" svg:y2="23.3cm">
          <text:p/>
        </draw:line>
        <draw:custom-shape draw:style-name="gr4" draw:text-style-name="P1" draw:layer="layout" svg:width="0.5cm" svg:height="0.6cm" svg:x="9.6cm" svg:y="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4.3cm" svg:height="3.7cm" svg:x="11.1cm" svg:y="14cm">
          <text:p text:style-name="P1">Positive</text:p>
          <text:p text:style-name="P1">9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cm" svg:height="3.7cm" svg:x="5.3cm" svg:y="13.9cm">
          <text:p text:style-name="P1">Negative</text:p>
          <text:p text:style-name="P1">1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1cm" svg:y1="18.2cm" svg:x2="13.4cm" svg:y2="18.2cm">
          <text:p/>
        </draw:line>
        <draw:custom-shape draw:style-name="gr4" draw:text-style-name="P1" draw:layer="layout" svg:width="0.5cm" svg:height="0.6cm" svg:x="8.8cm" svg:y="1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09:44:31.259904419</meta:creation-date>
    <dc:date>2019-03-19T09:50:22.738216665</dc:date>
    <meta:editing-duration>PT5M51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